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draw:fill="none" draw:fill-color="#ffffff" draw:textarea-horizontal-align="left" draw:auto-grow-height="false" draw:auto-grow-width="false" fo:min-height="0cm" fo:min-width="0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6.733cm" svg:height="2.384cm" svg:x="1.8cm" svg:y="4.1cm">
          <draw:text-box>
            <text:p><text:span text:style-name="T1">Standard Task Lists</text:span></text:p>
            <text:p>(daily/weekly routines,</text:p>
            <text:p>scheduled tasks, etc)</text:p>
          </draw:text-box>
        </draw:frame>
        <draw:frame draw:style-name="gr1" draw:text-style-name="P1" xml:id="id3" draw:id="id3" draw:layer="layout" svg:width="6.73cm" svg:height="2.39cm" svg:x="18.201cm" svg:y="4.1cm">
          <draw:text-box>
            <text:p><text:span text:style-name="T1">Projects</text:span></text:p>
            <text:p><text:span text:style-name="T2">(Project 1, Project 2, …, Project N)</text:span></text:p>
          </draw:text-box>
        </draw:frame>
        <draw:frame draw:style-name="gr1" draw:text-style-name="P1" xml:id="id4" draw:id="id4" draw:layer="layout" svg:width="6.733cm" svg:height="2.384cm" svg:x="1.8cm" svg:y="7.9cm">
          <draw:text-box>
            <text:p><text:span text:style-name="T1">Calendars</text:span></text:p>
            <text:p>(events, bookings</text:p>
            <text:p>scheduled tasks, etc)</text:p>
          </draw:text-box>
        </draw:frame>
        <draw:frame draw:style-name="gr1" draw:text-style-name="P1" xml:id="id2" draw:id="id2" draw:layer="layout" svg:width="6.733cm" svg:height="2.384cm" svg:x="10cm" svg:y="7.9cm">
          <draw:text-box>
            <text:p text:style-name="P2"><text:span text:style-name="T3">Task Selection Logic</text:span><text:span text:style-name="T4"> (</text:span><text:span text:style-name="T2">“Atlas” Python scripts)</text:span></text:p>
          </draw:text-box>
        </draw:frame>
        <draw:frame draw:style-name="gr1" draw:text-style-name="P1" xml:id="id5" draw:id="id5" draw:layer="layout" svg:width="6.733cm" svg:height="2.384cm" svg:x="18.2cm" svg:y="7.9cm">
          <draw:text-box>
            <text:p><text:span text:style-name="T1">Incoming Tasks</text:span></text:p>
            <text:p><text:span text:style-name="T2">(new tasks)</text:span></text:p>
            <text:p/>
          </draw:text-box>
        </draw:frame>
        <draw:connector draw:style-name="gr2" draw:text-style-name="P3" draw:layer="layout" svg:x1="8.533cm" svg:y1="5.292cm" svg:x2="13.366cm" svg:y2="7.9cm" draw:start-shape="id1" draw:start-glue-point="1" draw:end-shape="id2" draw:end-glue-point="0" svg:d="M8533 5292h4833v2608" svg:viewBox="0 0 4834 2609">
          <text:p/>
        </draw:connector>
        <draw:connector draw:style-name="gr2" draw:text-style-name="P3" draw:layer="layout" svg:x1="18.201cm" svg:y1="5.295cm" svg:x2="13.366cm" svg:y2="7.9cm" draw:start-shape="id3" draw:start-glue-point="3" draw:end-shape="id2" draw:end-glue-point="0" svg:d="M18201 5295h-4835v2605" svg:viewBox="0 0 4836 2606">
          <text:p/>
        </draw:connector>
        <draw:connector draw:style-name="gr2" draw:text-style-name="P3" draw:layer="layout" svg:x1="8.533cm" svg:y1="9.092cm" svg:x2="10cm" svg:y2="9.092cm" draw:start-shape="id4" draw:start-glue-point="1" draw:end-shape="id2" draw:end-glue-point="3" svg:d="M8533 9092h1467" svg:viewBox="0 0 1468 1">
          <text:p/>
        </draw:connector>
        <draw:connector draw:style-name="gr2" draw:text-style-name="P3" draw:layer="layout" svg:x1="18.2cm" svg:y1="9.092cm" svg:x2="16.733cm" svg:y2="9.092cm" draw:start-shape="id5" draw:start-glue-point="3" draw:end-shape="id2" draw:end-glue-point="1" svg:d="M18200 9092h-1467" svg:viewBox="0 0 1468 1">
          <text:p/>
        </draw:connector>
        <draw:frame draw:style-name="gr1" draw:text-style-name="P5" xml:id="id6" draw:id="id6" draw:layer="layout" svg:width="6.733cm" svg:height="2.384cm" svg:x="10.001cm" svg:y="11.9cm">
          <draw:text-box>
            <text:p text:style-name="P4"><text:span text:style-name="T1"><text:s text:c="5"/></text:span><text:span text:style-name="T1">Daily Task List</text:span></text:p>
          </draw:text-box>
        </draw:frame>
        <draw:connector draw:style-name="gr2" draw:text-style-name="P3" draw:layer="layout" svg:x1="13.366cm" svg:y1="10.284cm" svg:x2="13.367cm" svg:y2="11.9cm" draw:start-shape="id2" draw:start-glue-point="2" draw:end-shape="id6" draw:end-glue-point="0" svg:d="M13366 10284v808h1v808" svg:viewBox="0 0 2 1617">
          <text:p/>
        </draw:connector>
        <draw:frame draw:style-name="gr1" draw:text-style-name="P6" xml:id="id7" draw:id="id7" draw:layer="layout" svg:width="6.733cm" svg:height="2.384cm" svg:x="10.002cm" svg:y="15.7cm">
          <draw:text-box>
            <text:p text:style-name="P2"><text:span text:style-name="T3">Completion Log </text:span><text:span text:style-name="T4">(performance analysis)</text:span></text:p>
          </draw:text-box>
        </draw:frame>
        <draw:connector draw:style-name="gr2" draw:text-style-name="P3" draw:layer="layout" svg:x1="13.367cm" svg:y1="14.284cm" svg:x2="13.368cm" svg:y2="15.7cm" draw:start-shape="id6" draw:start-glue-point="2" draw:end-shape="id7" draw:end-glue-point="0" svg:d="M13367 14284v708h1v708" svg:viewBox="0 0 2 1417">
          <text:p/>
        </draw:connector>
        <draw:frame draw:style-name="gr1" draw:text-style-name="P1" xml:id="id8" draw:id="id8" draw:layer="layout" svg:width="6.733cm" svg:height="2.384cm" svg:x="9.967cm" svg:y="1.316cm">
          <draw:text-box>
            <text:p text:style-name="P2"><text:span text:style-name="T1">Life Philosophy</text:span><text:span text:style-name="T2"> (priorities)</text:span></text:p>
          </draw:text-box>
        </draw:frame>
        <draw:connector draw:style-name="gr2" draw:text-style-name="P3" draw:layer="layout" svg:x1="9.967cm" svg:y1="2.508cm" svg:x2="5.166cm" svg:y2="4.1cm" draw:start-shape="id8" draw:start-glue-point="3" draw:end-shape="id1" draw:end-glue-point="0" svg:d="M9967 2508h-4801v1592" svg:viewBox="0 0 4802 1593">
          <text:p/>
        </draw:connector>
        <draw:connector draw:style-name="gr2" draw:text-style-name="P3" draw:layer="layout" draw:line-skew="10.764cm" svg:x1="16.735cm" svg:y1="16.892cm" svg:x2="16.7cm" svg:y2="2.508cm" draw:start-shape="id7" draw:start-glue-point="1" draw:end-shape="id8" draw:end-glue-point="1" svg:d="M16735 16892h11265v-14384h-11300" svg:viewBox="0 0 11301 143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6:24:40.803000000</meta:creation-date>
    <dc:date>2019-08-12T17:08:09.989000000</dc:date>
    <meta:editing-duration>PT21M2S</meta:editing-duration>
    <meta:editing-cycles>5</meta:editing-cycles>
    <meta:generator>LibreOffice/6.2.4.2$Windows_x86 LibreOffice_project/2412653d852ce75f65fbfa83fb7e7b669a126d64</meta:generator>
    <meta:document-statistic meta:object-count="16"/>
  </office:meta>
</office:document-meta>
</file>